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892" officeooo:paragraph-rsid="000c1892"/>
    </style:style>
    <style:style style:name="P2" style:family="paragraph" style:parent-style-name="Standard">
      <style:text-properties officeooo:rsid="000c1892" officeooo:paragraph-rsid="000d4a55"/>
    </style:style>
    <style:style style:name="P3" style:family="paragraph" style:parent-style-name="Standard">
      <style:text-properties officeooo:rsid="000d4a55" officeooo:paragraph-rsid="000d4a55"/>
    </style:style>
    <style:style style:name="P4" style:family="paragraph" style:parent-style-name="Standard">
      <style:text-properties officeooo:rsid="000f5c15" officeooo:paragraph-rsid="000f5c15"/>
    </style:style>
    <style:style style:name="T1" style:family="text">
      <style:text-properties officeooo:rsid="000d4a55"/>
    </style:style>
    <style:style style:name="T2" style:family="text">
      <style:text-properties officeooo:rsid="000ecfb6"/>
    </style:style>
    <style:style style:name="T3" style:family="text">
      <style:text-properties officeooo:rsid="00103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2:</text:p>
      <text:p text:style-name="P1"/>
      <text:p text:style-name="P2">When I was writing the program, I didn't consider the possibility of multiple users running the software <text:s/>simultaneously. <text:s/>Writing the SRS made me think about that possibility, and if I'd written the SRS first, I would have specified that any number of users can run the software simultaneously, and when writing the software <text:span text:style-name="T1">I would have </text:span>f<text:span text:style-name="T1">ound </text:span>a way to avoid <text:span text:style-name="T1">potential </text:span>race conditions <text:span text:style-name="T1">between multiple users</text:span>.</text:p>
      <text:p text:style-name="P1"/>
      <text:p text:style-name="P1"/>
      <text:p text:style-name="P1"/>
      <text:p text:style-name="P1">Part 3:</text:p>
      <text:p text:style-name="P1"/>
      <text:p text:style-name="P3">Giving the SRS definite purpose (Riordan p. 6) can be achieved by describing why features are useful and not just stating that they exist. <text:s/><text:span text:style-name="T2">The feature that allows precompiled headers to be specified for source files is an example of this; many c++ developers don't know that header files can be precompiled, and they may be interested in using them to improve build performance</text:span>.</text:p>
      <text:p text:style-name="P3"/>
      <text:p text:style-name="P4">The plan/draft/finish cycle (Riordan p. 58) can be followed when writing the SRS. <text:s/>The first part of planning would be looking through the SRS template and thinking about how to divide the content among the different sections. <text:s/><text:span text:style-name="T3">Each major section of the SRS -- 1.0, 2.0, and 3.0 – are created with an iteration of the plan/draft/finish cyc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1:56:42.007601177</meta:creation-date>
    <dc:date>2016-11-01T23:34:37.433461356</dc:date>
    <meta:editing-duration>PT37M4S</meta:editing-duration>
    <meta:editing-cycles>1</meta:editing-cycles>
    <meta:document-statistic meta:table-count="0" meta:image-count="0" meta:object-count="0" meta:page-count="1" meta:paragraph-count="5" meta:word-count="192" meta:character-count="1144" meta:non-whitespace-character-count="951"/>
    <meta:generator>LibreOffice/4.2.8.2$Linux_X86_64 LibreOffice_project/420m0$Build-2</meta:generator>
  </office:meta>
</office:document-meta>
</file>